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14" svg:font-family="14"/>
    <style:font-face style:name="Roboto" svg:font-family="Roboto, sans-serif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text-properties fo:font-size="14pt" officeooo:rsid="001fd6aa" officeooo:paragraph-rsid="001fd6a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1fd6aa" officeooo:paragraph-rsid="001fd6aa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17cc" officeooo:paragraph-rsid="002017cc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color="#ff0000" fo:font-size="14pt" officeooo:paragraph-rsid="0025d045" style:font-size-asian="14pt" style:font-size-complex="14pt"/>
    </style:style>
    <style:style style:name="P16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fo:color="#000000" style:font-name="Courier New1" fo:font-size="8pt" officeooo:paragraph-rsid="0025d045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25d045" style:font-size-asian="14pt" style:font-size-complex="14pt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3d4d5" officeooo:paragraph-rsid="0023d4d5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91d9f" officeooo:paragraph-rsid="00291d9f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91d9f" officeooo:paragraph-rsid="00291d9f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5" style:family="paragraph" style:parent-style-name="Standard" style:list-style-name="L5">
      <style:paragraph-properties fo:line-height="150%" fo:text-align="justify" style:justify-single-word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weight="normal" officeooo:rsid="002a458b" officeooo:paragraph-rsid="002a458b" style:font-size-asian="14pt" style:font-weight-asian="normal" style:font-size-complex="14pt" style:font-weight-complex="normal"/>
    </style:style>
    <style:style style:name="P27" style:family="paragraph" style:parent-style-name="Standard" style:list-style-name="L5">
      <style:paragraph-properties fo:line-height="150%" fo:text-align="justify" style:justify-single-word="false"/>
      <style:text-properties fo:font-size="14pt" officeooo:paragraph-rsid="002a458b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2a0d60" style:font-size-asian="14pt" style:font-size-complex="14pt"/>
    </style:style>
    <style:style style:name="P30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Text_20_body" style:list-style-name="L4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33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color="#000000" style:font-name="Times New Roman" fo:font-size="14pt" style:font-size-asian="14pt" style:font-size-complex="14pt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background-color="transparent" fo:padding="0cm" fo:border="none" style:writing-mode="lr-tb"/>
      <style:text-properties style:font-name="Times New Roman" fo:font-size="14pt" style:font-size-asian="14pt" style:font-size-complex="14pt"/>
    </style:style>
    <style:style style:name="P36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style:page-number="auto" fo:background-color="transparent" fo:padding="0cm" fo:border="none" style:writing-mode="lr-tb"/>
      <style:text-properties officeooo:paragraph-rsid="002a0d60"/>
    </style:style>
    <style:style style:name="P37" style:family="paragraph" style:parent-style-name="Text_20_body">
      <style:paragraph-properties fo:margin-top="0cm" fo:margin-bottom="0cm" loext:contextual-spacing="false" fo:line-height="16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9" style:family="paragraph" style:parent-style-name="Text_20_body">
      <style:paragraph-properties fo:margin-top="0cm" fo:margin-bottom="0cm" loext:contextual-spacing="false" fo:line-height="100%" fo:text-align="start" style:justify-single-word="false" fo:orphans="2" fo:widows="2" fo:padding="0cm" fo:border="none"/>
    </style:style>
    <style:style style:name="P40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fo:color="#000000" style:font-name="Courier New1" fo:font-size="8pt" officeooo:paragraph-rsid="0025d045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fo:color="#000000" officeooo:rsid="0025d045" style:font-weight-complex="normal"/>
    </style:style>
    <style:style style:name="T4" style:family="text">
      <style:text-properties fo:text-transform="uppercase" fo:color="#000000" officeooo:rsid="002f378a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officeooo:rsid="001fd6aa" style:font-size-asian="14pt" style:font-weight-asian="bold" style:font-size-complex="14pt"/>
    </style:style>
    <style:style style:name="T10" style:family="text">
      <style:text-properties fo:color="#000000" fo:font-size="14pt" fo:font-weight="bold" officeooo:rsid="00291d9f" style:font-size-asian="14pt" style:font-weight-asian="bold" style:font-size-complex="14pt"/>
    </style:style>
    <style:style style:name="T11" style:family="text">
      <style:text-properties fo:color="#000000" fo:font-size="14pt" officeooo:rsid="001fd6aa" style:font-size-asian="14pt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291d9f" style:font-size-asian="14pt" style:font-size-complex="14pt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fo:font-weight="normal" officeooo:rsid="002a0d60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7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18" style:family="text">
      <style:text-properties fo:font-variant="normal" fo:text-transform="none" fo:color="#000000" style:font-name="Times New Roman" fo:font-size="14pt" fo:letter-spacing="normal" fo:font-style="italic" fo:font-weight="normal" officeooo:rsid="002a0d60" style:font-size-asian="14pt" style:font-style-asian="italic" style:font-size-complex="14pt" style:font-style-complex="italic"/>
    </style:style>
    <style:style style:name="T19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fo:letter-spacing="normal" fo:font-style="normal" fo:font-weight="bold" loext:padding="0cm" loext:border="none"/>
    </style:style>
    <style:style style:name="T21" style:family="text">
      <style:text-properties fo:font-variant="normal" fo:text-transform="none" fo:color="#000000" fo:letter-spacing="normal" fo:font-style="italic" fo:font-weight="normal" style:font-style-asian="italic" style:font-style-complex="italic" loext:padding="0cm" loext:border="none"/>
    </style:style>
    <style:style style:name="T22" style:family="text">
      <style:text-properties fo:font-variant="normal" fo:text-transform="none" fo:color="#000000" fo:letter-spacing="normal" fo:font-style="italic" fo:font-weight="normal" officeooo:rsid="00326e61" style:font-style-asian="italic" style:font-style-complex="italic" loext:padding="0cm" loext:border="none"/>
    </style:style>
    <style:style style:name="T23" style:family="text">
      <style:text-properties fo:font-variant="normal" fo:text-transform="none" fo:letter-spacing="normal" fo:font-style="normal" fo:font-weight="normal" loext:padding="0cm" loext:border="none"/>
    </style:style>
    <style:style style:name="T24" style:family="text">
      <style:text-properties officeooo:rsid="001fd6aa"/>
    </style:style>
    <style:style style:name="T25" style:family="text">
      <style:text-properties fo:font-weight="normal" officeooo:rsid="002a458b" style:font-weight-asian="normal" style:font-weight-complex="normal"/>
    </style:style>
    <style:style style:name="T26" style:family="text">
      <style:text-properties officeooo:rsid="002b8e12"/>
    </style:style>
    <style:style style:name="T27" style:family="text">
      <style:text-properties officeooo:rsid="002bff1c"/>
    </style:style>
    <style:style style:name="T28" style:family="text">
      <style:text-properties officeooo:rsid="002d5444"/>
    </style:style>
    <style:style style:name="T29" style:family="text">
      <style:text-properties officeooo:rsid="00312a32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26e61" style:font-style-asian="italic" style:font-style-complex="italic"/>
    </style:style>
    <style:style style:name="T32" style:family="text">
      <style:text-properties fo:font-style="italic" officeooo:rsid="002b8e12" style:font-style-asian="italic" style:font-style-complex="italic"/>
    </style:style>
    <style:style style:name="T33" style:family="text">
      <style:text-properties fo:font-style="italic" officeooo:rsid="002d5444" style:font-style-asian="italic" style:font-style-complex="italic"/>
    </style:style>
    <style:style style:name="T34" style:family="text">
      <style:text-properties fo:font-style="italic" fo:font-weight="normal" officeooo:rsid="002a458b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6">Кафедра </text:span><text:span text:style-name="T9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2">отчет</text:span></text:span></text:p>
      <text:p text:style-name="P3"><text:span text:style-name="T6">по лабораторной работе</text:span><text:span text:style-name="T7"> </text:span><text:span text:style-name="T9">№</text:span><text:span text:style-name="T10">3</text:span></text:p>
      <text:p text:style-name="P3"><text:span text:style-name="T6">по дисциплине </text:span><text:span text:style-name="T8">«</text:span><text:span text:style-name="T9">Программирование</text:span><text:span text:style-name="T8">»</text:span></text:p>
      <text:p text:style-name="P3"><text:span text:style-name="Название_20_книги"><text:span text:style-name="T12">Тема: </text:span></text:span><text:span text:style-name="Название_20_книги"><text:span text:style-name="T13">Использование указателей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11">8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9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9">Чайка К. В.</text:p>
          </table:table-cell>
        </table:table-row>
      </table:table>
      <text:p text:style-name="P7"/>
      <text:p text:style-name="P7"/>
      <text:p text:style-name="P7">Санкт-Петербург</text:p>
      <text:p text:style-name="P10">201<text:span text:style-name="T24">8</text:span></text:p>
      <text:p text:style-name="P13">Цель работы</text:p>
      <text:p text:style-name="P21">Изучить располжение объектов в памяти. Научиться использовать динамическую память для осуществеления ввода с заранее неивестным размером <text:span text:style-name="T29">вводимых данных</text:span>.</text:p>
      <text:p text:style-name="P12"/>
      <text:p text:style-name="P22">Задание</text:p>
      <text:p text:style-name="P24">Напишите программу, которая форматирует некоторый текст и выводит результат на консоль.</text:p>
      <text:h text:style-name="P28" text:outline-level="3">На вход программе подается текст который заканчивается предложением «<text:span text:style-name="T30">Dragon flew away!</text:span><text:span text:style-name="T31">»</text:span>.</text:h>
      <text:h text:style-name="P31" text:outline-level="3">Предложение (кроме последнего) может заканчиваться на:</text:h>
      <text:h text:style-name="P39" text:outline-level="3"><text:span text:style-name="T14"><text:tab/></text:span><text:span text:style-name="T17">«</text:span><text:span text:style-name="T18"> </text:span><text:span text:style-name="T17">. »</text:span><text:span text:style-name="T14"> <text:s/>(точка)</text:span></text:h>
      <text:h text:style-name="P38" text:outline-level="3"><text:tab/><text:span text:style-name="T30">« ; »</text:span> <text:s/>(точка с запятой)</text:h>
      <text:h text:style-name="P37" text:outline-level="3"><text:tab/><text:span text:style-name="T30">« ? »</text:span> <text:s/>(вопросительный знак)</text:h>
      <text:h text:style-name="P29" text:outline-level="3">Программа должна изменить и вывести текст следующим образом:</text:h>
      <text:h text:style-name="P36" text:outline-level="3"><text:span text:style-name="T16">Каждое предложение должно начинаться с новой строки.</text:span></text:h>
      <text:h text:style-name="P34" text:outline-level="3">Табуляция в начале предложения должна быть удалена.</text:h>
      <text:h text:style-name="P34" text:outline-level="3">Все предложения, в которых есть цифры внутри слов, должны быть удалены (это не касается слов, которые начинаются/заканчиваются цифрами). Если слово начинается с цифры, но имеет и цифру в середине, удалять его все равно требуется (4a4a).</text:h>
      <text:h text:style-name="P35" text:outline-level="3"><text:span text:style-name="T19">Текст должен заканчиваться фразой </text:span><text:span text:style-name="T21">"Количество предложений до n и количество предложений после m"</text:span><text:span text:style-name="T19">, где </text:span><text:span text:style-name="T21">n</text:span><text:span text:style-name="T19"> - количество предложений в изначальном тексте (</text:span><text:span text:style-name="T20">без учета </text:span><text:span text:style-name="T19">терминального предложения «</text:span><text:span text:style-name="T21">Dragon flew away!</text:span><text:span text:style-name="T22">»</text:span><text:span text:style-name="T19">) и </text:span><text:span text:style-name="T21">m</text:span><text:span text:style-name="T19"> - количество предложений в отформатированном тексте (без учета предложения про количество из данного пункта).</text:span></text:h>
      <text:list xml:id="list2509354610" text:style-name="L4">
        <text:list-item>
          <text:h text:style-name="P30" text:outline-level="3">Порядок предложений не должен меняться</text:h>
        </text:list-item>
        <text:list-item>
          <text:h text:style-name="P30" text:outline-level="3">Статически выделять память под текст нельзя</text:h>
        </text:list-item>
        <text:list-item>
          <text:h text:style-name="P33" text:outline-level="3"><text:span text:style-name="T23">Пробел между предложениями является разделителем, а не частью какого-то предложения</text:span></text:h>
          <text:h text:style-name="P32" text:outline-level="3"><text:span text:style-name="T23"/></text:h>
        </text:list-item>
      </text:list>
      <text:p text:style-name="P11"><text:soft-page-break/>Ход работы</text:p>
      <text:p text:style-name="P23">Подключаются стандартные библиотеки:</text:p>
      <text:list xml:id="list2448136789" text:style-name="L5">
        <text:list-item>
          <text:p text:style-name="P27"><text:span text:style-name="T34">«stdio.h»</text:span><text:span text:style-name="T25"> — для ввода и вывода.</text:span></text:p>
        </text:list-item>
        <text:list-item>
          <text:p text:style-name="P25"><text:span text:style-name="T30">«stdlib.h»</text:span> — для работы с динамической памятью.</text:p>
        </text:list-item>
        <text:list-item>
          <text:p text:style-name="P25"><text:span text:style-name="T30">«string.h»</text:span> — <text:s/>для использования функций обработки строк.</text:p>
        </text:list-item>
      </text:list>
      <text:p text:style-name="P26"><text:tab/><text:span text:style-name="T26">Подключаем идентификатор </text:span><text:span text:style-name="T32">«STOP»</text:span><text:span text:style-name="T26">, который будет использоваться для обозначения терминальной строки ввода.</text:span></text:p>
      <text:p text:style-name="P26"><text:tab/>Объявляются функции <text:span text:style-name="T30">«processSentence»</text:span>, которая очищает предложение, если там есть слово, содержащее внутри цифры, и <text:span text:style-name="T30">«processWord»</text:span>, которая определяет содержатся ли внутри слова цифры.</text:p>
      <text:p text:style-name="P26"><text:tab/>Объявляются переменные <text:span text:style-name="T30">«text»</text:span> и <text:span text:style-name="T30">«memText»</text:span>, в первой хранятся адреса введенных предложений, вторая отражает текущий размер массива <text:span text:style-name="T26">адресов.</text:span></text:p>
      <text:p text:style-name="P26"><text:tab/><text:span text:style-name="T26">Объявляются перменные, одна выступает в роли буффера, в котором хранится предыдущее предложение, другая содержит в себе очередной введенный символ.</text:span></text:p>
      <text:p text:style-name="P26"><text:tab/><text:span text:style-name="T26">Объявляется переменная для хранения размера текста (количество предложений) и запускается цикл считывания предложений, который будет считывать предложения ,пока не встретится </text:span><text:span text:style-name="T32">«STOP»</text:span><text:span text:style-name="T26"> — стоп фраза.</text:span></text:p>
      <text:p text:style-name="P26"><text:tab/><text:span text:style-name="T27">Цикл очищает буффер и увеличивает память длч хранения адресов строк, если это требуется.</text:span></text:p>
      <text:p text:style-name="P26"><text:tab/><text:span text:style-name="T27">Объявляется перменная для хранения размера вводимого предложения и запускается цикл чтения предложения, пока не встретится знак конца предложения, либо пока введенная строка не станет равна терминальному предложению. В этом цикле пропускаются первые символы, если они пустые (равны пробелу или табуляции), остальные введенные символы записываются в динамически расширяющуяся строку. В буффер копируется значение введенной строки (буфер нужен для того, чтобы иметь возможность остановить цикл при его переходе на новую иттерацию). </text:span></text:p>
      <text:p text:style-name="P26"><text:tab/><text:span text:style-name="T28">После того, как текст был введен, запускается цикл вывода. Цикл сначала обрабатывает строку функцией «processSentence», а затем выводит ее, если она </text:span><text:soft-page-break/><text:span text:style-name="T28">не пустая, а также инкрементирует значение нового количества предложений </text:span><text:span text:style-name="T33">«newSizeText»</text:span><text:span text:style-name="T28">. После вывода предложения, память занимаемая строкой освобождается.</text:span></text:p>
      <text:p text:style-name="P26"><text:tab/><text:span text:style-name="T28">После того, как был выведен весь отформатированный текст, освобождается память выделенная под адреса с предложениями.</text:span></text:p>
      <text:p text:style-name="P26"><text:tab/><text:span text:style-name="T28">Выводится соотношение количества предложений до форматирования и после.</text:span></text:p>
      <text:p text:style-name="P26"/>
      <text:p text:style-name="P17">Выводы.</text:p>
      <text:p text:style-name="P20">В ходе выполнения работы была написана программа на языке С, <text:span text:style-name="T28">которая обрабатывает введный пользователем текст нефиксированной длины. Были изучены методы динамического выделения памяти и обработки строк, путем использования адресов.</text:span></text:p>
      <text:p text:style-name="P18"><text:span text:style-name="Название_20_книги"><text:span text:style-name="T3">ПРИЛОЖЕНИЕ</text:span></text:span></text:p>
      <text:p text:style-name="P15"><text:span text:style-name="Название_20_книги"><text:span text:style-name="T3">КОД </text:span></text:span><text:span text:style-name="Название_20_книги"><text:span text:style-name="T4">ПРОГРАММЫ</text:span></text:span></text:p>
      <text:p text:style-name="P16">#include &lt;stdio.h&gt;</text:p>
      <text:p text:style-name="P16">#include &lt;stdlib.h&gt;</text:p>
      <text:p text:style-name="P16">#include &lt;string.h&gt;</text:p>
      <text:p text:style-name="P16"/>
      <text:p text:style-name="P16">#define STOP "Dragon flew away!" <text:s/>// Стоп-фраза</text:p>
      <text:p text:style-name="P16"/>
      <text:p text:style-name="P16">void processSentence(char** sentence); <text:s/>// Обработка предложения</text:p>
      <text:p text:style-name="P16">int processWord(char* word); <text:s text:c="11"/>// Обработка слова</text:p>
      <text:p text:style-name="P16"/>
      <text:p text:style-name="P16">int main(){</text:p>
      <text:p text:style-name="P16"><text:s text:c="4"/>int memText = 0;</text:p>
      <text:p text:style-name="P16"><text:s text:c="4"/>char** text = (char**)malloc(sizeof(char*));</text:p>
      <text:p text:style-name="P16"><text:s text:c="4"/>char* buffer = (char*)malloc(2*sizeof(char));</text:p>
      <text:p text:style-name="P16"><text:s text:c="4"/>char inpC;</text:p>
      <text:p text:style-name="P16"/>
      <text:p text:style-name="P16"><text:tab/><text:tab/>// Ввод текста</text:p>
      <text:p text:style-name="P16"><text:s text:c="4"/>int sizeText;</text:p>
      <text:p text:style-name="P16"><text:s text:c="4"/>for(sizeText = 0; strcmp(buffer, STOP); sizeText++){ <text:s/>// Ввод текста, до тех пор, пока введенное предложение не станет равно стоп-фразе</text:p>
      <text:p text:style-name="P16"><text:s text:c="8"/>free(buffer); <text:s text:c="2"/>// Очистка буфера</text:p>
      <text:p text:style-name="P16"/>
      <text:p text:style-name="P16"><text:tab/><text:tab/>// Увеличение памяти, в которой хранятся адреса предложений,</text:p>
      <text:p text:style-name="P16"><text:tab/><text:tab/>// по мере ее заполнения</text:p>
      <text:p text:style-name="P16"><text:s text:c="8"/>if (sizeText % 5 == 0){ </text:p>
      <text:p text:style-name="P16"><text:s text:c="12"/>memText += 5;</text:p>
      <text:p text:style-name="P16"><text:s text:c="12"/>text = (char**)realloc(text, memText*sizeof(char*));</text:p>
      <text:p text:style-name="P16"><text:s text:c="8"/>}</text:p>
      <text:p text:style-name="P16"/>
      <text:p text:style-name="P16"><text:s text:c="8"/>do</text:p>
      <text:p text:style-name="P16"><text:s text:c="12"/>inpC = fgetc(stdin);</text:p>
      <text:p text:style-name="P16"><text:s text:c="8"/>while(inpC == ' ' || inpC == '\t' || inpC == '\n');</text:p>
      <text:p text:style-name="P16"/>
      <text:p text:style-name="P16"/>
      <text:p text:style-name="P16"><text:tab/><text:tab/>// Ввод предложения</text:p>
      <text:p text:style-name="P16"><text:s text:c="8"/>int memString = 10;</text:p>
      <text:p text:style-name="P16"><text:s text:c="8"/>text[sizeText] = (char*)malloc((memString+1)*sizeof(char));</text:p>
      <text:p text:style-name="P16"><text:s text:c="8"/>*(text[sizeText]) = inpC;</text:p>
      <text:p text:style-name="P16"><text:s text:c="8"/>int sizeString;</text:p>
      <text:p text:style-name="P16"><text:s text:c="8"/>for(sizeString = 1; inpC != '.' &amp;&amp; inpC != ';' &amp;&amp; inpC != '?'; sizeString++){</text:p>
      <text:p text:style-name="P16"><text:tab/><text:tab/>// Увеличение памяти, в которой хранится строка,</text:p>
      <text:p text:style-name="P16"><text:tab/><text:tab/>// по мере ее считывания</text:p>
      <text:p text:style-name="P16"><text:s text:c="12"/>if (sizeString % 10 == 0){</text:p>
      <text:p text:style-name="P16"><text:s text:c="16"/>memString += 10;</text:p>
      <text:p text:style-name="P16"><text:s text:c="16"/>text[sizeText] = (char*)realloc(text[sizeText], (memString+1)*sizeof(char));</text:p>
      <text:p text:style-name="P16"><text:s text:c="12"/>}</text:p>
      <text:p text:style-name="P16"/>
      <text:p text:style-name="P16"><text:tab/><text:tab/>// Пропуск пустых символов</text:p>
      <text:p text:style-name="P16"><text:s text:c="12"/>inpC = fgetc(stdin);</text:p>
      <text:p text:style-name="P16"><text:s text:c="12"/>if (inpC == '\n') inpC = ' ';</text:p>
      <text:p text:style-name="P16"><text:tab/><text:tab/>// Считывание очередного символа строки</text:p>
      <text:p text:style-name="P16"><text:s text:c="12"/>text[sizeText][sizeString] = inpC;</text:p>
      <text:p text:style-name="P16"><text:s text:c="12"/>text[sizeText][sizeString+1] = 0;</text:p>
      <text:p text:style-name="P16"><text:tab/><text:tab/>// Выход из цикла, если предложение приняло вид стоп-фразы</text:p>
      <text:p text:style-name="P16"><text:s text:c="12"/>if (strcmp(text[sizeText], STOP) == 0) break;</text:p>
      <text:p text:style-name="P16"><text:s text:c="8"/>}</text:p>
      <text:p text:style-name="P16"><text:tab/><text:tab/>// Выделение памяти для буфера, размером с текущую строку</text:p>
      <text:p text:style-name="P16"><text:s text:c="8"/>buffer = (char*)malloc((strlen(text[sizeText])+1)*sizeof(char));</text:p>
      <text:p text:style-name="P16"><text:tab/><text:tab/>// Копирование текущей строки в буфер</text:p>
      <text:p text:style-name="P16"><text:s text:c="8"/>strcpy(buffer, text[sizeText]);</text:p>
      <text:p text:style-name="P16"><text:s text:c="4"/>}</text:p>
      <text:p text:style-name="P16"/>
      <text:p text:style-name="P16"><text:tab/><text:tab/>// Форматирование и вывод</text:p>
      <text:p text:style-name="P16"><text:s text:c="4"/>int newSizeText = 0;</text:p>
      <text:p text:style-name="P16"><text:s text:c="4"/>for(int i = 0; i &lt; sizeText; i++){</text:p>
      <text:p text:style-name="P16"><text:s text:c="8"/>processSentence(&amp;(text[i]));</text:p>
      <text:p text:style-name="P16"><text:s text:c="8"/>if (*text[i] == 0) { free(text[i]); continue;}</text:p>
      <text:p text:style-name="P16"><text:s text:c="8"/>printf("%s\n", text[i]);</text:p>
      <text:p text:style-name="P16"><text:s text:c="8"/>free(text[i]);</text:p>
      <text:p text:style-name="P16"><text:s text:c="8"/>newSizeText++;</text:p>
      <text:p text:style-name="P16"><text:s text:c="4"/>}</text:p>
      <text:p text:style-name="P16"/>
      <text:p text:style-name="P16"><text:s text:c="4"/>free(text);<text:tab/>// Очистка памяти выделенной под адреса с предложениями</text:p>
      <text:p text:style-name="P16"><text:s text:c="4"/>printf("Количество предложений до %d и количество предложений после %d\n", sizeText-1, newSizeText-1);</text:p>
      <text:p text:style-name="P16"><text:soft-page-break/><text:s text:c="4"/>return 0;</text:p>
      <text:p text:style-name="P16">}</text:p>
      <text:p text:style-name="P16"/>
      <text:p text:style-name="P16">int processWord(char* word){</text:p>
      <text:p text:style-name="P16"><text:s text:c="4"/>int identifier = 0;</text:p>
      <text:p text:style-name="P16"><text:s text:c="4"/>int len = strlen(word);</text:p>
      <text:p text:style-name="P16"><text:s text:c="4"/>int leftPointer;<text:tab/>// Индекс первой буквы справа</text:p>
      <text:p text:style-name="P16"><text:s text:c="4"/>for(leftPointer = 0; word[leftPointer] &gt;= '0' &amp;&amp; word[leftPointer] &lt;= '9' &amp;&amp; leftPointer != len - 1; leftPointer++);</text:p>
      <text:p text:style-name="P16"><text:s text:c="4"/>int rightPointer;<text:tab/>// Индекс первой буквы слева</text:p>
      <text:p text:style-name="P16"><text:s text:c="4"/>for(rightPointer = len - 1; word[rightPointer] &gt;= '0' &amp;&amp; word[rightPointer] &lt;= '9' &amp;&amp; rightPointer != 0; rightPointer--);</text:p>
      <text:p text:style-name="P16"/>
      <text:p text:style-name="P16"><text:s text:c="4"/>if (rightPointer - leftPointer &gt; 1)</text:p>
      <text:p text:style-name="P16"><text:s text:c="8"/>for(int i = leftPointer; i &lt;= rightPointer; i++)</text:p>
      <text:p text:style-name="P16"><text:s text:c="12"/>if (word[i] &gt;= '0' &amp;&amp; word[i] &lt;= '9')</text:p>
      <text:p text:style-name="P16"><text:s text:c="16"/>identifier = 1;</text:p>
      <text:p text:style-name="P16"><text:s text:c="4"/>if (identifier) return 1;</text:p>
      <text:p text:style-name="P16"><text:s text:c="4"/>else return 0;</text:p>
      <text:p text:style-name="P16">}</text:p>
      <text:p text:style-name="P16"/>
      <text:p text:style-name="P16"><text:s/></text:p>
      <text:p text:style-name="P16">void processSentence(char** sentence){</text:p>
      <text:p text:style-name="P16"><text:s text:c="4"/>char buffer[strlen(*sentence)+1];</text:p>
      <text:p text:style-name="P16"><text:s text:c="4"/>strcpy(buffer, *sentence);</text:p>
      <text:p text:style-name="P16"><text:s text:c="4"/>int identifier = 0;</text:p>
      <text:p text:style-name="P16"><text:s text:c="4"/>char* word = strtok(buffer, " ,.;?");</text:p>
      <text:p text:style-name="P16"><text:s text:c="4"/>for(int i = 0; word; i++){</text:p>
      <text:p text:style-name="P16"><text:s text:c="8"/>identifier += processWord(word);</text:p>
      <text:p text:style-name="P16"><text:s text:c="8"/>word = strtok(NULL, " ,.;?");</text:p>
      <text:p text:style-name="P16"><text:s text:c="4"/>}</text:p>
      <text:p text:style-name="P16"><text:s text:c="4"/>if (identifier) **sentence = 0;</text:p>
      <text:p text:style-name="P16">}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14" svg:font-family="14"/>
    <style:font-face style:name="Roboto" svg:font-family="Roboto, sans-serif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11-14T14:23:45.325419896</dc:date>
    <meta:print-date>2015-07-17T12:06:00</meta:print-date>
    <meta:editing-cycles>11</meta:editing-cycles>
    <meta:editing-duration>PT33M12S</meta:editing-duration>
    <meta:generator>LibreOffice/6.1.3.2$Linux_X86_64 LibreOffice_project/031f4f200df8f56cabb825cb688940875bfa3edf</meta:generator>
    <meta:document-statistic meta:table-count="1" meta:image-count="0" meta:object-count="0" meta:page-count="6" meta:paragraph-count="143" meta:word-count="935" meta:character-count="7382" meta:non-whitespace-character-count="6060"/>
  </office:meta>
</office:document-meta>
</file>